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53cm" table:align="left"/>
    </style:style>
    <style:style style:name="Table1.A" style:family="table-column">
      <style:table-column-properties style:column-width="3.847cm"/>
    </style:style>
    <style:style style:name="Table1.B" style:family="table-column">
      <style:table-column-properties style:column-width="3.40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>
      <style:text-properties officeooo:rsid="0015a58a"/>
    </style:style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xcellent.<text:line-break/>Now we define the <text:span text:style-name="Strong_20_Emphasis">Submission Engine Event Flow — Full Production Engineering Specification</text:span>.</text:p>
      <text:p text:style-name="Text_20_body">This is the most critical backend component.</text:p>
      <text:p text:style-name="Text_20_body">If this is wrong:</text:p>
      <text:list text:style-name="L47">
        <text:list-item>
          <text:p text:style-name="P49">Scores corrupt</text:p>
        </text:list-item>
        <text:list-item>
          <text:p text:style-name="P49">Analytics break</text:p>
        </text:list-item>
        <text:list-item>
          <text:p text:style-name="P49">Risk engine unstable</text:p>
        </text:list-item>
        <text:list-item>
          <text:p text:style-name="P49">Governance meaningless</text:p>
        </text:list-item>
      </text:list>
      <text:p text:style-name="Text_20_body">If this is correct:</text:p>
      <text:list text:style-name="L48">
        <text:list-item>
          <text:p text:style-name="P50">System becomes enterprise-grade</text:p>
        </text:list-item>
      </text:list>
      <text:p text:style-name="Text_20_body">We will define:</text:p>
      <text:list text:style-name="L49">
        <text:list-item>
          <text:p text:style-name="P51">Session lifecycle state machine</text:p>
        </text:list-item>
        <text:list-item>
          <text:p text:style-name="P51">Start session flow</text:p>
        </text:list-item>
        <text:list-item>
          <text:p text:style-name="P51">Incremental answer write flow</text:p>
        </text:list-item>
        <text:list-item>
          <text:p text:style-name="P51">Atomic submission transaction</text:p>
        </text:list-item>
        <text:list-item>
          <text:p text:style-name="P51">Idempotency control</text:p>
        </text:list-item>
        <text:list-item>
          <text:p text:style-name="P51">Concurrency protection</text:p>
        </text:list-item>
        <text:list-item>
          <text:p text:style-name="P51">Failure handling strategy</text:p>
        </text:list-item>
        <text:list-item>
          <text:p text:style-name="P51">Retry logic</text:p>
        </text:list-item>
        <text:list-item>
          <text:p text:style-name="P51">Analytics trigger chain</text:p>
        </text:list-item>
        <text:list-item>
          <text:p text:style-name="P51">Performance guarantees</text:p>
        </text:list-item>
      </text:list>
      <text:p text:style-name="Horizontal_20_Line"/>
      <text:h text:style-name="Heading_20_1" text:outline-level="1">🧱 1️⃣ SESSION LIFECYCLE STATE MACHINE</text:h>
      <text:p text:style-name="Text_20_body">Session status values:</text:p>
      <text:p text:style-name="Preformatted_20_Text"><text:span text:style-name="Source_20_Text">created</text:span></text:p>
      <text:p text:style-name="Preformatted_20_Text"><text:span text:style-name="Source_20_Text">started</text:span></text:p>
      <text:p text:style-name="Preformatted_20_Text"><text:span text:style-name="Source_20_Text">active</text:span></text:p>
      <text:p text:style-name="Preformatted_20_Text"><text:span text:style-name="Source_20_Text">submitted</text:span></text:p>
      <text:p text:style-name="Preformatted_20_Text"><text:span text:style-name="Source_20_Text">expired</text:span></text:p>
      <text:p text:style-name="P1"><text:span text:style-name="Source_20_Text">terminated</text:span></text:p>
      <text:h text:style-name="Heading_20_3" text:outline-level="3"><text:soft-page-break/>State transitions</text:h>
      <text:p text:style-name="Preformatted_20_Text"><text:span text:style-name="Source_20_Text">created → started → active → submitted</text:span></text:p>
      <text:p text:style-name="Preformatted_20_Text"><text:span text:style-name="Source_20_Text"><text:s text:c="23"/>↓</text:span></text:p>
      <text:p text:style-name="Preformatted_20_Text"><text:span text:style-name="Source_20_Text"><text:s text:c="20"/>expired</text:span></text:p>
      <text:p text:style-name="Preformatted_20_Text"><text:span text:style-name="Source_20_Text"><text:s text:c="23"/>↓</text:span></text:p>
      <text:p text:style-name="P1"><text:span text:style-name="Source_20_Text"><text:s text:c="20"/>terminated</text:span></text:p>
      <text:p text:style-name="Text_20_body">Rules:</text:p>
      <text:list text:style-name="L50">
        <text:list-item>
          <text:p text:style-name="P52">Only student can move session to active</text:p>
        </text:list-item>
        <text:list-item>
          <text:p text:style-name="P52">Only backend can move session to submitted</text:p>
        </text:list-item>
        <text:list-item>
          <text:p text:style-name="P52">No state reversal allowed</text:p>
        </text:list-item>
        <text:list-item>
          <text:p text:style-name="P52">submitted is final</text:p>
        </text:list-item>
      </text:list>
      <text:p text:style-name="Horizontal_20_Line"/>
      <text:h text:style-name="Heading_20_1" text:outline-level="1">🟢 2️⃣ SESSION START FLOW</text:h>
      <text:p text:style-name="Text_20_body">Endpoint:<text:line-break/>POST /exam/start</text:p>
      <text:h text:style-name="Heading_20_3" text:outline-level="3">Steps</text:h>
      <text:list text:style-name="L51">
        <text:list-item>
          <text:p text:style-name="P53">Validate token</text:p>
        </text:list-item>
        <text:list-item>
          <text:p text:style-name="P53">Validate role == student</text:p>
        </text:list-item>
        <text:list-item>
          <text:p text:style-name="P53">Validate run exists</text:p>
        </text:list-item>
        <text:list-item>
          <text:p text:style-name="P53">Validate assignment window</text:p>
        </text:list-item>
        <text:list-item>
          <text:p text:style-name="P53">Check no active session exists</text:p>
        </text:list-item>
        <text:list-item>
          <text:p text:style-name="P53">Create session document</text:p>
        </text:list-item>
      </text:list>
      <text:p text:style-name="Text_20_body">Session initial state:</text:p>
      <text:p text:style-name="Preformatted_20_Text"><text:span text:style-name="Source_20_Text">{</text:span></text:p>
      <text:p text:style-name="Preformatted_20_Text"><text:span text:style-name="Source_20_Text"><text:s text:c="2"/>status: "created",</text:span></text:p>
      <text:p text:style-name="Preformatted_20_Text"><text:span text:style-name="Source_20_Text"><text:s text:c="2"/>startedAt: null,</text:span></text:p>
      <text:p text:style-name="Preformatted_20_Text"><text:span text:style-name="Source_20_Text"><text:s text:c="2"/>submittedAt: null,</text:span></text:p>
      <text:p text:style-name="Preformatted_20_Text"><text:span text:style-name="Source_20_Text"><text:s text:c="2"/>answerMap: {},</text:span></text:p>
      <text:p text:style-name="Preformatted_20_Text"><text:span text:style-name="Source_20_Text"><text:s text:c="2"/>version: 1,</text:span></text:p>
      <text:p text:style-name="Preformatted_20_Text"><text:span text:style-name="Source_20_Text"><text:s text:c="2"/>submissionLock: false</text:span></text:p>
      <text:p text:style-name="P1"><text:span text:style-name="Source_20_Text">}</text:span></text:p>
      <text:list text:style-name="L52">
        <text:list-item>
          <text:p text:style-name="P54">Return signed session token</text:p>
        </text:list-item>
      </text:list>
      <text:p text:style-name="Horizontal_20_Line"/>
      <text:h text:style-name="Heading_20_1" text:outline-level="1"><text:soft-page-break/>📝 3️⃣ INCREMENTAL ANSWER WRITE FLOW</text:h>
      <text:p text:style-name="Text_20_body">Endpoint:<text:line-break/>POST /exam/session/{sessionId}/answers</text:p>
      <text:p text:style-name="Text_20_body">Purpose:<text:line-break/>Avoid writing full answerMap each time.</text:p>
      <text:p text:style-name="Text_20_body">Flow:</text:p>
      <text:list text:style-name="L53">
        <text:list-item>
          <text:p text:style-name="P55">Validate session ownership</text:p>
        </text:list-item>
        <text:list-item>
          <text:p text:style-name="P55">Validate session.status == active</text:p>
        </text:list-item>
        <text:list-item>
          <text:p text:style-name="P55">Merge answers into answerMap</text:p>
        </text:list-item>
        <text:list-item>
          <text:p text:style-name="P55">Update lastModifiedAt</text:p>
        </text:list-item>
        <text:list-item>
          <text:p text:style-name="P55">Do NOT compute analytics yet</text:p>
        </text:list-item>
      </text:list>
      <text:p text:style-name="Text_20_body">Write strategy:</text:p>
      <text:list text:style-name="L54">
        <text:list-item>
          <text:p text:style-name="P56">Batch writes every 5 seconds</text:p>
        </text:list-item>
        <text:list-item>
          <text:p text:style-name="P56">OR every 5 answers</text:p>
        </text:list-item>
        <text:list-item>
          <text:p text:style-name="P56">Use merge:true</text:p>
        </text:list-item>
      </text:list>
      <text:p text:style-name="Text_20_body">Never overwrite full document.</text:p>
      <text:p text:style-name="Horizontal_20_Line"/>
      <text:h text:style-name="Heading_20_1" text:outline-level="1">🔒 4️⃣ ATOMIC SUBMISSION FLOW (CRITICAL)</text:h>
      <text:p text:style-name="Text_20_body">Endpoint:<text:line-break/>POST /exam/session/{sessionId}/submit</text:p>
      <text:p text:style-name="Text_20_body">This must be fully transactional.</text:p>
      <text:h text:style-name="Heading_20_3" text:outline-level="3">Steps:</text:h>
      <text:h text:style-name="Heading_20_4" text:outline-level="4">Step 1: Begin Firestore transaction</text:h>
      <text:p text:style-name="Text_20_body">Inside transaction:</text:p>
      <text:list text:style-name="L55">
        <text:list-item>
          <text:p text:style-name="P57">Fetch session doc</text:p>
        </text:list-item>
        <text:list-item>
          <text:p text:style-name="P57">If status == submitted → return existing result (idempotent)</text:p>
        </text:list-item>
        <text:list-item>
          <text:p text:style-name="P57">If submissionLock == true → reject</text:p>
        </text:list-item>
        <text:list-item>
          <text:p text:style-name="P57">Validate session still active</text:p>
        </text:list-item>
        <text:list-item>
          <text:p text:style-name="P57"><text:soft-page-break/>Set submissionLock = true</text:p>
        </text:list-item>
      </text:list>
      <text:h text:style-name="Heading_20_4" text:outline-level="4">Step 2: Compute score</text:h>
      <text:list text:style-name="L56">
        <text:list-item>
          <text:p text:style-name="P58">Load test snapshot</text:p>
        </text:list-item>
        <text:list-item>
          <text:p text:style-name="P58">Load timing profile snapshot</text:p>
        </text:list-item>
        <text:list-item>
          <text:p text:style-name="P58">Iterate answerMap</text:p>
        </text:list-item>
        <text:list-item>
          <text:p text:style-name="P58">Compute:</text:p>
          <text:list>
            <text:list-item>
              <text:p text:style-name="P58">rawScorePercent</text:p>
            </text:list-item>
            <text:list-item>
              <text:p text:style-name="P58">accuracyPercent</text:p>
            </text:list-item>
            <text:list-item>
              <text:p text:style-name="P58">guessRate</text:p>
            </text:list-item>
            <text:list-item>
              <text:p text:style-name="P58">phaseAdherence</text:p>
            </text:list-item>
            <text:list-item>
              <text:p text:style-name="P58">disciplineIndex</text:p>
            </text:list-item>
            <text:list-item>
              <text:p text:style-name="P58">riskState</text:p>
            </text:list-item>
            <text:list-item>
              <text:p text:style-name="P58">minTimeViolationPercent</text:p>
            </text:list-item>
            <text:list-item>
              <text:p text:style-name="P58">maxTimeViolationPercent</text:p>
            </text:list-item>
          </text:list>
        </text:list-item>
      </text:list>
      <text:p text:style-name="Text_20_body">All computation must be deterministic.</text:p>
      <text:h text:style-name="Heading_20_4" text:outline-level="4">Step 3: Update session</text:h>
      <text:p text:style-name="Text_20_body">Inside same transaction:</text:p>
      <text:p text:style-name="Preformatted_20_Text"><text:span text:style-name="Source_20_Text">{</text:span></text:p>
      <text:p text:style-name="Preformatted_20_Text"><text:span text:style-name="Source_20_Text"><text:s text:c="2"/>status: "submitted",</text:span></text:p>
      <text:p text:style-name="Preformatted_20_Text"><text:span text:style-name="Source_20_Text"><text:s text:c="2"/>submittedAt: now,</text:span></text:p>
      <text:p text:style-name="Preformatted_20_Text"><text:span text:style-name="Source_20_Text"><text:s text:c="2"/>rawScorePercent,</text:span></text:p>
      <text:p text:style-name="Preformatted_20_Text"><text:span text:style-name="Source_20_Text"><text:s text:c="2"/>accuracyPercent,</text:span></text:p>
      <text:p text:style-name="Preformatted_20_Text"><text:span text:style-name="Source_20_Text"><text:s text:c="2"/>disciplineIndex,</text:span></text:p>
      <text:p text:style-name="Preformatted_20_Text"><text:span text:style-name="Source_20_Text"><text:s text:c="2"/>riskState,</text:span></text:p>
      <text:p text:style-name="Preformatted_20_Text"><text:span text:style-name="Source_20_Text"><text:s text:c="2"/>submissionLock: false</text:span></text:p>
      <text:p text:style-name="P1"><text:span text:style-name="Source_20_Text">}</text:span></text:p>
      <text:h text:style-name="Heading_20_4" text:outline-level="4">Step 4: Commit transaction</text:h>
      <text:p text:style-name="Text_20_body">Only after successful commit:</text:p>
      <text:p text:style-name="Text_20_body">Trigger analytics chain.</text:p>
      <text:p text:style-name="Horizontal_20_Line"/>
      <text:h text:style-name="Heading_20_1" text:outline-level="1">🔁 5️⃣ IDEMPOTENCY CONTROL</text:h>
      <text:p text:style-name="Text_20_body">Critical scenario:</text:p>
      <text:p text:style-name="Text_20_body">Student double-clicks submit<text:line-break/>Network retries<text:line-break/>Frontend retries</text:p>
      <text:p text:style-name="Text_20_body"><text:soft-page-break/>Solution:</text:p>
      <text:p text:style-name="Text_20_body">If session.status == submitted:</text:p>
      <text:p text:style-name="Text_20_body">Return previously computed result.</text:p>
      <text:p text:style-name="Text_20_body">Never recompute.</text:p>
      <text:p text:style-name="Text_20_body">Pseudo:</text:p>
      <text:p text:style-name="Preformatted_20_Text"><text:span text:style-name="Source_20_Text">if session.status == "submitted":</text:span></text:p>
      <text:p text:style-name="P1"><text:span text:style-name="Source_20_Text"><text:s text:c="4"/>return existing score</text:span></text:p>
      <text:p text:style-name="Text_20_body">This prevents:</text:p>
      <text:list text:style-name="L57">
        <text:list-item>
          <text:p text:style-name="P59">Duplicate analytics</text:p>
        </text:list-item>
        <text:list-item>
          <text:p text:style-name="P59">Double increment counters</text:p>
        </text:list-item>
        <text:list-item>
          <text:p text:style-name="P59">Wrong runAnalytics</text:p>
        </text:list-item>
      </text:list>
      <text:p text:style-name="Horizontal_20_Line"/>
      <text:h text:style-name="Heading_20_1" text:outline-level="1">🛡 6️⃣ CONCURRENCY PROTECTION</text:h>
      <text:p text:style-name="Text_20_body">Risks:</text:p>
      <text:list text:style-name="L58">
        <text:list-item>
          <text:p text:style-name="P60">Multiple tabs</text:p>
        </text:list-item>
        <text:list-item>
          <text:p text:style-name="P60">Network retries</text:p>
        </text:list-item>
        <text:list-item>
          <text:p text:style-name="P60">Slow internet</text:p>
        </text:list-item>
      </text:list>
      <text:p text:style-name="Text_20_body">Protection mechanisms:</text:p>
      <text:list text:style-name="L59">
        <text:list-item>
          <text:p text:style-name="P61">submissionLock boolean</text:p>
        </text:list-item>
        <text:list-item>
          <text:p text:style-name="P61">Firestore transaction</text:p>
        </text:list-item>
        <text:list-item>
          <text:p text:style-name="P61">status check</text:p>
        </text:list-item>
        <text:list-item>
          <text:p text:style-name="P61">Atomic write</text:p>
        </text:list-item>
      </text:list>
      <text:p text:style-name="Text_20_body">Transaction ensures:</text:p>
      <text:p text:style-name="Text_20_body">Only one submission succeeds.</text:p>
      <text:p text:style-name="Horizontal_20_Line"/>
      <text:h text:style-name="Heading_20_1" text:outline-level="1">❌ 7️⃣ FAILURE HANDLING</text:h>
      <text:h text:style-name="Heading_20_3" text:outline-level="3">Scenario A: Compute error inside transaction</text:h>
      <text:p text:style-name="Text_20_body">Abort transaction<text:line-break/>Return INTERNAL_ERROR<text:line-break/>Session remains active</text:p>
      <text:p text:style-name="Text_20_body">Student can retry submit.</text:p>
      <text:p text:style-name="Horizontal_20_Line"><text:soft-page-break/></text:p>
      <text:h text:style-name="Heading_20_3" text:outline-level="3">Scenario B: Transaction commit success, but analytics trigger fails</text:h>
      <text:p text:style-name="Text_20_body">Submission success must NOT rollback.</text:p>
      <text:p text:style-name="Text_20_body">Analytics engine must be retryable.</text:p>
      <text:p text:style-name="Horizontal_20_Line"/>
      <text:h text:style-name="Heading_20_1" text:outline-level="1">🔄 8️⃣ ANALYTICS TRIGGER FLOW</text:h>
      <text:p text:style-name="Text_20_body">After successful submission:</text:p>
      <text:p text:style-name="Text_20_body">Cloud Function trigger on:</text:p>
      <text:p text:style-name="P1"><text:span text:style-name="Source_20_Text">onWrite session where status changed to submitted</text:span></text:p>
      <text:p text:style-name="Text_20_body">Trigger chain:</text:p>
      <text:list text:style-name="L60">
        <text:list-item>
          <text:p text:style-name="P62">Update runAnalytics</text:p>
        </text:list-item>
        <text:list-item>
          <text:p text:style-name="P62">Update studentYearMetrics</text:p>
        </text:list-item>
        <text:list-item>
          <text:p text:style-name="P62">Update questionAnalytics</text:p>
        </text:list-item>
        <text:list-item>
          <text:p text:style-name="P62">Recalculate risk state</text:p>
        </text:list-item>
        <text:list-item>
          <text:p text:style-name="P62">Update templateAnalytics</text:p>
        </text:list-item>
        <text:list-item>
          <text:p text:style-name="P62">Update governance snapshot (if needed)</text:p>
        </text:list-item>
        <text:list-item>
          <text:p text:style-name="P62">Enqueue email summary</text:p>
        </text:list-item>
      </text:list>
      <text:p text:style-name="Text_20_body">Each must be:</text:p>
      <text:list text:style-name="L61">
        <text:list-item>
          <text:p text:style-name="P63">Idempotent</text:p>
        </text:list-item>
        <text:list-item>
          <text:p text:style-name="P63">Based on submittedAt timestamp</text:p>
        </text:list-item>
        <text:list-item>
          <text:p text:style-name="P63">Safe to rerun</text:p>
        </text:list-item>
      </text:list>
      <text:p text:style-name="Horizontal_20_Line"/>
      <text:h text:style-name="Heading_20_1" text:outline-level="1">🔐 9️⃣ PROTECTION AGAINST DOUBLE ANALYTICS</text:h>
      <text:p text:style-name="Text_20_body">Each analytics document should store:</text:p>
      <text:p text:style-name="Preformatted_20_Text"><text:span text:style-name="Source_20_Text">{</text:span></text:p>
      <text:p text:style-name="Preformatted_20_Text"><text:span text:style-name="Source_20_Text"><text:s text:c="2"/>lastProcessedSessionId: "sess123"</text:span></text:p>
      <text:p text:style-name="P1"><text:span text:style-name="Source_20_Text">}</text:span></text:p>
      <text:p text:style-name="Text_20_body">If already processed → skip.</text:p>
      <text:p text:style-name="Horizontal_20_Line"/>
      <text:h text:style-name="Heading_20_1" text:outline-level="1"><text:soft-page-break/>⚡ 🔟 PERFORMANCE GUARANTEES</text:h>
      <text:p text:style-name="Text_20_body">Submission must:</text:p>
      <text:list text:style-name="L62">
        <text:list-item>
          <text:p text:style-name="P64">Complete under 500ms (excluding analytics)</text:p>
        </text:list-item>
        <text:list-item>
          <text:p text:style-name="P64">Only load:</text:p>
          <text:list>
            <text:list-item>
              <text:p text:style-name="P64">session</text:p>
            </text:list-item>
            <text:list-item>
              <text:p text:style-name="P64">test snapshot</text:p>
            </text:list-item>
            <text:list-item>
              <text:p text:style-name="P64">question metadata (already cached ideally)</text:p>
            </text:list-item>
          </text:list>
        </text:list-item>
      </text:list>
      <text:p text:style-name="Text_20_body">Never load:</text:p>
      <text:list text:style-name="L63">
        <text:list-item>
          <text:p text:style-name="P65">Full question bank</text:p>
        </text:list-item>
        <text:list-item>
          <text:p text:style-name="P65">All sessions</text:p>
        </text:list-item>
        <text:list-item>
          <text:p text:style-name="P65">Cross-institute data</text:p>
        </text:list-item>
      </text:list>
      <text:p text:style-name="Horizontal_20_Line"/>
      <text:h text:style-name="Heading_20_1" text:outline-level="1">🧱 11️⃣ SESSION EXPIRY FLOW</text:h>
      <text:p text:style-name="Text_20_body">If time expires:</text:p>
      <text:p text:style-name="Text_20_body">Frontend calls:</text:p>
      <text:p text:style-name="Text_20_body">POST /exam/session/{id}/auto-submit</text:p>
      <text:p text:style-name="Text_20_body">Same submission engine used.</text:p>
      <text:p text:style-name="Text_20_body">If student closes browser:</text:p>
      <text:p text:style-name="Text_20_body">On reconnect:</text:p>
      <text:p text:style-name="Text_20_body">If timer expired → force auto-submit.</text:p>
      <text:p text:style-name="Text_20_body">Timer authoritative on server.</text:p>
      <text:p text:style-name="Horizontal_20_Line"/>
      <text:h text:style-name="Heading_20_1" text:outline-level="1">🧠 12️⃣ RISK OF DATA CORRUPTION &amp; PREVEN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isk</text:p>
            </table:table-cell>
            <table:table-cell table:style-name="Table1.A1" office:value-type="string">
              <text:p text:style-name="Table_20_Heading">Protection</text:p>
            </table:table-cell>
          </table:table-row>
        </table:table-header-rows>
        <table:table-row>
          <table:table-cell table:style-name="Table1.A1" office:value-type="string">
            <text:p text:style-name="Table_20_Contents">Double submission</text:p>
          </table:table-cell>
          <table:table-cell table:style-name="Table1.A1" office:value-type="string">
            <text:p text:style-name="Table_20_Contents">status check</text:p>
          </table:table-cell>
        </table:table-row>
        <table:table-row>
          <table:table-cell table:style-name="Table1.A1" office:value-type="string">
            <text:p text:style-name="Table_20_Contents">Multi-tab submission</text:p>
          </table:table-cell>
          <table:table-cell table:style-name="Table1.A1" office:value-type="string">
            <text:p text:style-name="Table_20_Contents">submissionLock</text:p>
          </table:table-cell>
        </table:table-row>
        <table:table-row>
          <table:table-cell table:style-name="Table1.A1" office:value-type="string">
            <text:p text:style-name="Table_20_Contents">Network retry</text:p>
          </table:table-cell>
          <table:table-cell table:style-name="Table1.A1" office:value-type="string">
            <text:p text:style-name="Table_20_Contents">idempotency</text:p>
          </table:table-cell>
        </table:table-row>
        <table:table-row>
          <table:table-cell table:style-name="Table1.A1" office:value-type="string">
            <text:p text:style-name="Table_20_Contents">Partial answer writes</text:p>
          </table:table-cell>
          <table:table-cell table:style-name="Table1.A1" office:value-type="string">
            <text:p text:style-name="Table_20_Contents">merge strategy</text:p>
          </table:table-cell>
        </table:table-row>
        <table:table-row>
          <table:table-cell table:style-name="Table1.A1" office:value-type="string">
            <text:p text:style-name="Table_20_Contents">Backend crash</text:p>
          </table:table-cell>
          <table:table-cell table:style-name="Table1.A1" office:value-type="string">
            <text:p text:style-name="Table_20_Contents">transaction</text:p>
          </table:table-cell>
        </table:table-row>
        <table:table-row>
          <table:table-cell table:style-name="Table1.A1" office:value-type="string">
            <text:p text:style-name="Table_20_Contents">Analytics duplication</text:p>
          </table:table-cell>
          <table:table-cell table:style-name="Table1.A1" office:value-type="string">
            <text:p text:style-name="Table_20_Contents">idempotent trigger</text:p>
          </table:table-cell>
        </table:table-row>
      </table:table>
      <text:p text:style-name="Horizontal_20_Line"><text:soft-page-break/></text:p>
      <text:h text:style-name="Heading_20_1" text:outline-level="1">🧮 13️⃣ SUBMISSION FLOW DIAGRAM</text:h>
      <text:p text:style-name="Preformatted_20_Text"><text:span text:style-name="Source_20_Text">Student clicks submit</text:span></text:p>
      <text:p text:style-name="Preformatted_20_Text"><text:span text:style-name="Source_20_Text"><text:s text:c="8"/>↓</text:span></text:p>
      <text:p text:style-name="Preformatted_20_Text"><text:span text:style-name="Source_20_Text">API validate</text:span></text:p>
      <text:p text:style-name="Preformatted_20_Text"><text:span text:style-name="Source_20_Text"><text:s text:c="8"/>↓</text:span></text:p>
      <text:p text:style-name="Preformatted_20_Text"><text:span text:style-name="Source_20_Text">Begin transaction</text:span></text:p>
      <text:p text:style-name="Preformatted_20_Text"><text:span text:style-name="Source_20_Text"><text:s text:c="8"/>↓</text:span></text:p>
      <text:p text:style-name="Preformatted_20_Text"><text:span text:style-name="Source_20_Text">Check status</text:span></text:p>
      <text:p text:style-name="Preformatted_20_Text"><text:span text:style-name="Source_20_Text"><text:s text:c="8"/>↓</text:span></text:p>
      <text:p text:style-name="Preformatted_20_Text"><text:span text:style-name="Source_20_Text">Compute metrics</text:span></text:p>
      <text:p text:style-name="Preformatted_20_Text"><text:span text:style-name="Source_20_Text"><text:s text:c="8"/>↓</text:span></text:p>
      <text:p text:style-name="Preformatted_20_Text"><text:span text:style-name="Source_20_Text">Update session</text:span></text:p>
      <text:p text:style-name="Preformatted_20_Text"><text:span text:style-name="Source_20_Text"><text:s text:c="8"/>↓</text:span></text:p>
      <text:p text:style-name="Preformatted_20_Text"><text:span text:style-name="Source_20_Text">Commit</text:span></text:p>
      <text:p text:style-name="Preformatted_20_Text"><text:span text:style-name="Source_20_Text"><text:s text:c="8"/>↓</text:span></text:p>
      <text:p text:style-name="Preformatted_20_Text"><text:span text:style-name="Source_20_Text">Trigger analytics</text:span></text:p>
      <text:p text:style-name="Preformatted_20_Text"><text:span text:style-name="Source_20_Text"><text:s text:c="8"/>↓</text:span></text:p>
      <text:p text:style-name="P1"><text:span text:style-name="Source_20_Text">Return response</text:span></text:p>
      <text:p text:style-name="Horizontal_20_Line"/>
      <text:h text:style-name="Heading_20_1" text:outline-level="1">📦 14️⃣ SUBMISSION RESPONSE</text:h>
      <text:p text:style-name="Preformatted_20_Text"><text:span text:style-name="Source_20_Text">{</text:span></text:p>
      <text:p text:style-name="Preformatted_20_Text"><text:span text:style-name="Source_20_Text"><text:s text:c="2"/>"success": true,</text:span></text:p>
      <text:p text:style-name="Preformatted_20_Text"><text:span text:style-name="Source_20_Text"><text:s text:c="2"/>"data": {</text:span></text:p>
      <text:p text:style-name="Preformatted_20_Text"><text:span text:style-name="Source_20_Text"><text:s text:c="4"/>"rawScorePercent": 72,</text:span></text:p>
      <text:p text:style-name="Preformatted_20_Text"><text:span text:style-name="Source_20_Text"><text:s text:c="4"/>"accuracyPercent": 81,</text:span></text:p>
      <text:p text:style-name="Preformatted_20_Text"><text:span text:style-name="Source_20_Text"><text:s text:c="4"/>"disciplineIndex": 76,</text:span></text:p>
      <text:p text:style-name="Preformatted_20_Text"><text:span text:style-name="Source_20_Text"><text:s text:c="4"/>"riskState": "Drift-Prone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Never return internal risk weights.</text:p>
      <text:p text:style-name="Horizontal_20_Line"/>
      <text:h text:style-name="Heading_20_1" text:outline-level="1">🎯 FINAL SUBMISSION ENGINE SUMMARY</text:h>
      <text:p text:style-name="Text_20_body">You now have:</text:p>
      <text:p text:style-name="Text_20_body">✔ Session lifecycle state machine<text:line-break/>✔ Atomic submission transaction<text:line-break/>✔ Idempotency control<text:line-break/>✔ Concurrency protection<text:line-break/>✔ Deterministic scoring<text:line-break/>✔ Failure-safe design<text:line-break/>✔ Retry-safe analytics trigger<text:line-break/>✔ Timer enforcement<text:line-break/><text:soft-page-break/>✔ Multi-tab protection<text:line-break/>✔ Performance constraints</text:p>
      <text:p text:style-name="Text_20_body">This is enterprise-grade.</text:p>
      <text:p text:style-name="Horizontal_20_Line"/>
      <text:p text:style-name="Text_20_body">Next critical intelligence layer:</text:p>
      <text:p text:style-name="Text_20_body">🧠 <text:span text:style-name="Strong_20_Emphasis">Pattern Engine Rule Architecture (Deep Spec)</text:span></text:p>
      <text:p text:style-name="Text_20_body">This defines how behavior signals become risk states.</text:p>
      <text:p text:style-name="Text_20_body">Shall we proceed?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2:19:11.665428746</dc:date>
    <meta:editing-duration>PT12M32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9" meta:paragraph-count="238" meta:word-count="802" meta:character-count="5562" meta:non-whitespace-character-count="4872"/>
  </office:meta>
</office:document-meta>
</file>